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3465a4" draw:fill="solid" draw:fill-color="#111111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3465a4" draw:fill="solid" draw:fill-color="#1c1c1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3465a4" draw:fill="solid" draw:fill-color="#3333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3465a4" draw:fill="solid" draw:fill-color="#666666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3465a4" draw:fill="solid" draw:fill-color="#80808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3465a4" draw:fill="solid" draw:fill-color="#9999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051cm" svg:stroke-color="#f10d0c" draw:marker-start-width="0.279cm" draw:marker-end-width="0.279cm" draw:fill="none" draw:textarea-horizontal-align="justify" draw:textarea-vertical-align="middle" draw:auto-grow-height="false" fo:min-height="0.004cm" fo:min-width="0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f10d0c" draw:marker-start-width="0.279cm" draw:marker-end-width="0.279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f10d0c" draw:marker-start-width="0.279cm" draw:marker-end-width="0.279cm" draw:fill="none" draw:textarea-horizontal-align="justify" draw:textarea-vertical-align="middle" draw:auto-grow-height="false" fo:min-height="0.208cm" fo:min-width="0cm" fo:padding-top="0.15cm" fo:padding-bottom="0.15cm" fo:padding-left="0.275cm" fo:padding-right="0.275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 draw:fill-color="#111111"/>
      <style:paragraph-properties fo:text-align="center"/>
    </style:style>
    <style:style style:name="P3" style:family="paragraph">
      <loext:graphic-properties draw:fill="solid" draw:fill-color="#1c1c1c"/>
      <style:paragraph-properties fo:text-align="center"/>
    </style:style>
    <style:style style:name="P4" style:family="paragraph">
      <loext:graphic-properties draw:fill="solid" draw:fill-color="#333333"/>
      <style:paragraph-properties fo:text-align="center"/>
    </style:style>
    <style:style style:name="P5" style:family="paragraph">
      <loext:graphic-properties draw:fill="solid" draw:fill-color="#666666"/>
      <style:paragraph-properties fo:text-align="center"/>
    </style:style>
    <style:style style:name="P6" style:family="paragraph">
      <loext:graphic-properties draw:fill="solid" draw:fill-color="#808080"/>
      <style:paragraph-properties fo:text-align="center"/>
    </style:style>
    <style:style style:name="P7" style:family="paragraph">
      <loext:graphic-properties draw:fill="solid" draw:fill-color="#999999"/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127cm" svg:height="0.127cm" svg:x="3.794cm" svg:y="10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3.921cm" svg:y="10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3.794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1.0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4.048cm" svg:y="10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4.175cm" svg:y="10.9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0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3.794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21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3.794cm" svg:y="11.2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21cm" svg:y="11.2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4.048cm" svg:y="11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175cm" svg:y="11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048cm" svg:y="11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127cm" svg:height="0.127cm" svg:x="4.175cm" svg:y="11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4.302cm" svg:y="10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4.429cm" svg:y="10.9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11.0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4.556cm" svg:y="10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4.683cm" svg:y="10.9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556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11.0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302cm" svg:y="11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429cm" svg:y="11.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302cm" svg:y="11.2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429cm" svg:y="11.2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556cm" svg:y="11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683cm" svg:y="11.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556cm" svg:y="11.2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683cm" svg:y="11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4.81cm" svg:y="10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4.937cm" svg:y="10.9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1.0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064cm" svg:y="10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191cm" svg:y="10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064cm" svg:y="11.0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191cm" svg:y="11.0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81cm" svg:y="11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4.937cm" svg:y="11.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127cm" svg:height="0.127cm" svg:x="4.81cm" svg:y="11.2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937cm" svg:y="11.2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191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191cm" svg:y="11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3.794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21cm" svg:y="11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3.794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21cm" svg:y="11.5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048cm" svg:y="11.4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175cm" svg:y="11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048cm" svg:y="11.5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175cm" svg:y="11.5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3.794cm" svg:y="11.6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21cm" svg:y="11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3.794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21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048cm" svg:y="11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175cm" svg:y="11.6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048cm" svg:y="11.7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175cm" svg:y="11.7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302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4.429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4.302cm" svg:y="11.54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127cm" svg:height="0.127cm" svg:x="4.429cm" svg:y="11.54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4.556cm" svg:y="11.4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683cm" svg:y="11.4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127cm" svg:height="0.127cm" svg:x="4.556cm" svg:y="11.54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4.683cm" svg:y="11.54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4.302cm" svg:y="11.6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127cm" svg:height="0.127cm" svg:x="4.429cm" svg:y="11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302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4.429cm" svg:y="11.79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127cm" svg:height="0.127cm" svg:x="4.556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4.683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4.556cm" svg:y="11.7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683cm" svg:y="11.7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81cm" svg:y="11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937cm" svg:y="11.4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81cm" svg:y="11.5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937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191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5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191cm" svg:y="11.5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81cm" svg:y="11.6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937cm" svg:y="11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81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93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191cm" svg:y="11.6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191cm" svg:y="11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3.794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21cm" svg:y="11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3.794cm" svg:y="12.0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21cm" svg:y="12.0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048cm" svg:y="11.9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127cm" svg:height="0.127cm" svg:x="4.175cm" svg:y="11.9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4.048cm" svg:y="12.0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175cm" svg:y="12.0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3.794cm" svg:y="12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3.794cm" svg:y="12.3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3.921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4.048cm" svg:y="12.3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4.175cm" svg:y="12.3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302cm" svg:y="11.9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429cm" svg:y="11.9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302cm" svg:y="12.0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429cm" svg:y="12.0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556cm" svg:y="11.9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683cm" svg:y="11.9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556cm" svg:y="12.0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683cm" svg:y="12.0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4.302cm" svg:y="12.3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4.429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556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4.556cm" svg:y="12.3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4.683cm" svg:y="12.3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127cm" svg:height="0.127cm" svg:x="4.81cm" svg:y="11.9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937cm" svg:y="11.9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81cm" svg:y="12.0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4.937cm" svg:y="12.0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191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2.0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191cm" svg:y="12.0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4.81cm" svg:y="12.3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4.937cm" svg:y="12.3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064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191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064cm" svg:y="12.3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191cm" svg:y="12.3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493cm" svg:y="10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62cm" svg:y="10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493cm" svg:y="11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62cm" svg:y="11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747cm" svg:y="10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874cm" svg:y="10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747cm" svg:y="11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874cm" svg:y="11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493cm" svg:y="1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62cm" svg:y="11.1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493cm" svg:y="11.2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62cm" svg:y="11.2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5.747cm" svg:y="11.1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874cm" svg:y="11.1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747cm" svg:y="11.2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127cm" svg:height="0.127cm" svg:x="5.874cm" svg:y="11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001cm" svg:y="10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128cm" svg:y="10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001cm" svg:y="11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128cm" svg:y="11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255cm" svg:y="10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382cm" svg:y="10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255cm" svg:y="11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382cm" svg:y="11.0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001cm" svg:y="11.1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128cm" svg:y="11.15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001cm" svg:y="11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128cm" svg:y="11.2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255cm" svg:y="11.1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382cm" svg:y="11.15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255cm" svg:y="11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382cm" svg:y="11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509cm" svg:y="10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636cm" svg:y="10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09cm" svg:y="11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636cm" svg:y="11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763cm" svg:y="10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89cm" svg:y="10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763cm" svg:y="11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89cm" svg:y="11.0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509cm" svg:y="11.1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6.636cm" svg:y="11.1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127cm" svg:height="0.127cm" svg:x="6.509cm" svg:y="11.2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636cm" svg:y="11.2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63cm" svg:y="11.1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89cm" svg:y="1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63cm" svg:y="11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89cm" svg:y="11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493cm" svg:y="11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62cm" svg:y="11.4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493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62cm" svg:y="11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747cm" svg:y="11.4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5.874cm" svg:y="11.4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747cm" svg:y="11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5.874cm" svg:y="11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493cm" svg:y="11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62cm" svg:y="11.6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493cm" svg:y="11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62cm" svg:y="11.7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747cm" svg:y="11.66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5.874cm" svg:y="11.6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747cm" svg:y="11.7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5.874cm" svg:y="11.7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6.001cm" svg:y="11.4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6.128cm" svg:y="11.4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6.001cm" svg:y="11.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127cm" svg:height="0.127cm" svg:x="6.128cm" svg:y="11.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6.255cm" svg:y="11.4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6.382cm" svg:y="11.4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127cm" svg:height="0.127cm" svg:x="6.255cm" svg:y="11.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6.382cm" svg:y="11.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6.001cm" svg:y="11.66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127cm" svg:height="0.127cm" svg:x="6.128cm" svg:y="11.6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6.001cm" svg:y="11.7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6.128cm" svg:y="11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127cm" svg:height="0.127cm" svg:x="6.255cm" svg:y="11.6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6.382cm" svg:y="11.6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6.255cm" svg:y="11.7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6.382cm" svg:y="11.7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509cm" svg:y="11.4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636cm" svg:y="11.4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509cm" svg:y="11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636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63cm" svg:y="11.4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89cm" svg:y="11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63cm" svg:y="11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89cm" svg:y="11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509cm" svg:y="11.6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636cm" svg:y="11.66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509cm" svg:y="11.7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636cm" svg:y="11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63cm" svg:y="11.6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89cm" svg:y="11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63cm" svg:y="11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89cm" svg:y="11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493cm" svg:y="11.9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62cm" svg:y="11.9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493cm" svg:y="12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62cm" svg:y="12.0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747cm" svg:y="11.9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127cm" svg:height="0.127cm" svg:x="5.874cm" svg:y="11.9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5.747cm" svg:y="12.0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874cm" svg:y="12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493cm" svg:y="12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62cm" svg:y="12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493cm" svg:y="12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62cm" svg:y="12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747cm" svg:y="12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874cm" svg:y="12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747cm" svg:y="12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874cm" svg:y="12.3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001cm" svg:y="11.92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128cm" svg:y="11.9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001cm" svg:y="12.0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128cm" svg:y="12.0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255cm" svg:y="11.92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382cm" svg:y="11.9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255cm" svg:y="12.0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382cm" svg:y="12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001cm" svg:y="12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128cm" svg:y="12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001cm" svg:y="12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128cm" svg:y="12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255cm" svg:y="12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382cm" svg:y="12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255cm" svg:y="12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382cm" svg:y="12.3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127cm" svg:height="0.127cm" svg:x="6.509cm" svg:y="11.9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636cm" svg:y="11.9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509cm" svg:y="12.0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6.636cm" svg:y="12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63cm" svg:y="11.9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89cm" svg:y="11.9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63cm" svg:y="12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89cm" svg:y="12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09cm" svg:y="12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636cm" svg:y="12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509cm" svg:y="12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636cm" svg:y="12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763cm" svg:y="12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89cm" svg:y="12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763cm" svg:y="12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89cm" svg:y="12.3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254cm" svg:height="0.254cm" svg:x="5.48cm" svg:y="10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18cm" svg:y="10.8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307cm" svg:y="10.8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18cm" svg:y="11.0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307cm" svg:y="11.0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434cm" svg:y="10.8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561cm" svg:y="10.8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34cm" svg:y="11.0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561cm" svg:y="11.0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18cm" svg:y="11.1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07cm" svg:y="11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18cm" svg:y="11.2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07cm" svg:y="11.2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7.434cm" svg:y="11.1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561cm" svg:y="11.1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434cm" svg:y="11.27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127cm" svg:height="0.127cm" svg:x="7.561cm" svg:y="11.2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688cm" svg:y="10.8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815cm" svg:y="10.8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688cm" svg:y="11.0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15cm" svg:y="11.0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942cm" svg:y="10.8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069cm" svg:y="10.8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42cm" svg:y="11.0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069cm" svg:y="11.0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688cm" svg:y="11.1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815cm" svg:y="11.1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688cm" svg:y="11.2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815cm" svg:y="11.2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942cm" svg:y="11.1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069cm" svg:y="11.1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942cm" svg:y="11.2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8.069cm" svg:y="11.2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196cm" svg:y="10.8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323cm" svg:y="10.8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96cm" svg:y="11.0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23cm" svg:y="11.0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45cm" svg:y="10.8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577cm" svg:y="10.8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45cm" svg:y="11.0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577cm" svg:y="11.0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196cm" svg:y="11.1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8.323cm" svg:y="11.1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127cm" svg:height="0.127cm" svg:x="8.196cm" svg:y="11.2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323cm" svg:y="11.2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5cm" svg:y="11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577cm" svg:y="11.1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5cm" svg:y="11.2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577cm" svg:y="11.2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18cm" svg:y="1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07cm" svg:y="1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18cm" svg:y="11.5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07cm" svg:y="11.5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434cm" svg:y="11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561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434cm" svg:y="11.5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561cm" svg:y="11.5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18cm" svg:y="11.6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07cm" svg:y="11.6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18cm" svg:y="11.7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07cm" svg:y="11.7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434cm" svg:y="11.6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561cm" svg:y="11.6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434cm" svg:y="11.7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561cm" svg:y="11.7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7.688cm" svg:y="11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7.815cm" svg:y="11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7.688cm" svg:y="11.5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127cm" svg:height="0.127cm" svg:x="7.815cm" svg:y="11.5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7.942cm" svg:y="1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8.069cm" svg:y="11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127cm" svg:height="0.127cm" svg:x="7.942cm" svg:y="11.5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8.069cm" svg:y="11.5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7.688cm" svg:y="11.6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127cm" svg:height="0.127cm" svg:x="7.815cm" svg:y="11.6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7.688cm" svg:y="11.7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7.815cm" svg:y="11.7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127cm" svg:height="0.127cm" svg:x="7.942cm" svg:y="11.6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8.069cm" svg:y="11.6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7.942cm" svg:y="11.7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8.069cm" svg:y="11.7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8.196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323cm" svg:y="11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8.196cm" svg:y="11.5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323cm" svg:y="11.5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5cm" svg:y="1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577cm" svg:y="1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5cm" svg:y="11.5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577cm" svg:y="11.5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8.196cm" svg:y="11.6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323cm" svg:y="11.6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8.196cm" svg:y="11.7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323cm" svg:y="11.7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5cm" svg:y="11.6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577cm" svg:y="11.6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5cm" svg:y="11.7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577cm" svg:y="11.7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18cm" svg:y="11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07cm" svg:y="11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18cm" svg:y="12.0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07cm" svg:y="12.0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434cm" svg:y="11.9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127cm" svg:height="0.127cm" svg:x="7.561cm" svg:y="11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7.434cm" svg:y="12.0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561cm" svg:y="12.0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18cm" svg:y="12.1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07cm" svg:y="12.1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18cm" svg:y="12.2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307cm" svg:y="12.2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34cm" svg:y="12.1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561cm" svg:y="12.1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434cm" svg:y="12.2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561cm" svg:y="12.2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688cm" svg:y="11.9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815cm" svg:y="11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688cm" svg:y="12.0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815cm" svg:y="12.0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942cm" svg:y="11.9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8.069cm" svg:y="11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942cm" svg:y="12.0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069cm" svg:y="12.0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688cm" svg:y="12.1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15cm" svg:y="12.1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688cm" svg:y="12.2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815cm" svg:y="12.2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42cm" svg:y="12.1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069cm" svg:y="12.1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942cm" svg:y="12.2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069cm" svg:y="12.2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127cm" svg:height="0.127cm" svg:x="8.196cm" svg:y="11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323cm" svg:y="11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196cm" svg:y="12.0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8.323cm" svg:y="12.0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5cm" svg:y="11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577cm" svg:y="11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5cm" svg:y="12.0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577cm" svg:y="12.0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96cm" svg:y="12.1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23cm" svg:y="12.1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196cm" svg:y="12.2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323cm" svg:y="12.2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45cm" svg:y="12.1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577cm" svg:y="12.1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45cm" svg:y="12.2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577cm" svg:y="12.2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254cm" svg:height="0.254cm" svg:x="7.167cm" svg:y="10.8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867cm" svg:y="10.8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994cm" svg:y="10.8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867cm" svg:y="11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994cm" svg:y="11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9.121cm" svg:y="10.8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9.248cm" svg:y="10.8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9.121cm" svg:y="11.0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9.248cm" svg:y="11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867cm" svg:y="11.1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994cm" svg:y="11.1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867cm" svg:y="11.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994cm" svg:y="11.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9.121cm" svg:y="11.1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9.248cm" svg:y="11.1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9.121cm" svg:y="11.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127cm" svg:height="0.127cm" svg:x="9.248cm" svg:y="11.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9.375cm" svg:y="10.8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9.502cm" svg:y="10.8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9.375cm" svg:y="11.0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9.502cm" svg:y="11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9.629cm" svg:y="10.8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9.756cm" svg:y="10.8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9.629cm" svg:y="11.0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9.756cm" svg:y="11.0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9.375cm" svg:y="11.1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9.502cm" svg:y="11.1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375cm" svg:y="11.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502cm" svg:y="11.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9.629cm" svg:y="11.1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9.756cm" svg:y="11.1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629cm" svg:y="11.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756cm" svg:y="11.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9.883cm" svg:y="10.8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01cm" svg:y="10.8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9.883cm" svg:y="11.0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01cm" svg:y="11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137cm" svg:y="10.8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264cm" svg:y="10.8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137cm" svg:y="11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264cm" svg:y="11.0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9.883cm" svg:y="11.1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10.01cm" svg:y="11.1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127cm" svg:height="0.127cm" svg:x="9.883cm" svg:y="11.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0.01cm" svg:y="11.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137cm" svg:y="11.1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264cm" svg:y="11.1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137cm" svg:y="11.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264cm" svg:y="11.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867cm" svg:y="11.3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994cm" svg:y="11.3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867cm" svg:y="11.5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994cm" svg:y="11.5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9.121cm" svg:y="11.3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248cm" svg:y="11.3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9.121cm" svg:y="11.5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248cm" svg:y="1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867cm" svg:y="11.6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994cm" svg:y="11.6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867cm" svg:y="11.7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994cm" svg:y="11.7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9.121cm" svg:y="11.6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248cm" svg:y="11.6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9.121cm" svg:y="11.7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248cm" svg:y="11.7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9.375cm" svg:y="11.3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9.502cm" svg:y="11.3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9.375cm" svg:y="11.5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127cm" svg:height="0.127cm" svg:x="9.502cm" svg:y="11.5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9.629cm" svg:y="11.3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9.756cm" svg:y="11.38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127cm" svg:height="0.127cm" svg:x="9.629cm" svg:y="11.5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9.756cm" svg:y="11.5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9.375cm" svg:y="11.64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127cm" svg:height="0.127cm" svg:x="9.502cm" svg:y="11.6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9.375cm" svg:y="11.7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9.502cm" svg:y="11.7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127cm" svg:height="0.127cm" svg:x="9.629cm" svg:y="11.64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9.756cm" svg:y="11.64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9.629cm" svg:y="11.7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9.756cm" svg:y="11.7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883cm" svg:y="11.3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0.01cm" svg:y="11.3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883cm" svg:y="11.5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0.01cm" svg:y="11.5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137cm" svg:y="11.3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264cm" svg:y="11.3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137cm" svg:y="1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264cm" svg:y="11.5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883cm" svg:y="11.6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0.01cm" svg:y="11.6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883cm" svg:y="11.7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0.01cm" svg:y="11.7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137cm" svg:y="11.6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264cm" svg:y="11.6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137cm" svg:y="11.7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264cm" svg:y="11.7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867cm" svg:y="11.8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994cm" svg:y="11.8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867cm" svg:y="12.0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994cm" svg:y="12.0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9.121cm" svg:y="11.8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127cm" svg:height="0.127cm" svg:x="9.248cm" svg:y="11.8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9.121cm" svg:y="12.0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9.248cm" svg:y="12.0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867cm" svg:y="12.1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994cm" svg:y="12.1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867cm" svg:y="12.2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994cm" svg:y="12.2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9.121cm" svg:y="12.1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9.248cm" svg:y="12.1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9.121cm" svg:y="12.2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9.248cm" svg:y="12.2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375cm" svg:y="11.8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502cm" svg:y="11.8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9.375cm" svg:y="12.0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9.502cm" svg:y="12.0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629cm" svg:y="11.8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756cm" svg:y="11.8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9.629cm" svg:y="12.0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9.756cm" svg:y="12.0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9.375cm" svg:y="12.1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9.502cm" svg:y="12.1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9.375cm" svg:y="12.2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9.502cm" svg:y="12.2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9.629cm" svg:y="12.1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9.756cm" svg:y="12.1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9.629cm" svg:y="12.2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9.756cm" svg:y="12.2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127cm" svg:height="0.127cm" svg:x="9.883cm" svg:y="11.8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0.01cm" svg:y="11.8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9.883cm" svg:y="12.0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10.01cm" svg:y="12.0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137cm" svg:y="11.8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264cm" svg:y="11.8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137cm" svg:y="12.0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264cm" svg:y="12.0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9.883cm" svg:y="12.1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01cm" svg:y="12.1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9.883cm" svg:y="12.2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01cm" svg:y="12.2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137cm" svg:y="12.1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264cm" svg:y="12.1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137cm" svg:y="12.2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264cm" svg:y="12.2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254cm" svg:height="0.254cm" svg:x="9.128cm" svg:y="10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566cm" svg:y="10.8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693cm" svg:y="10.8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566cm" svg:y="10.9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693cm" svg:y="10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82cm" svg:y="10.8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947cm" svg:y="10.8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82cm" svg:y="10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947cm" svg:y="10.9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566cm" svg:y="11.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693cm" svg:y="11.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566cm" svg:y="11.2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693cm" svg:y="11.2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10.82cm" svg:y="11.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0.947cm" svg:y="11.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0.82cm" svg:y="11.24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127cm" svg:height="0.127cm" svg:x="10.947cm" svg:y="11.2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074cm" svg:y="10.8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201cm" svg:y="10.8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1.074cm" svg:y="10.9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1.201cm" svg:y="10.9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328cm" svg:y="10.8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455cm" svg:y="10.8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1.328cm" svg:y="10.9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1.455cm" svg:y="10.9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074cm" svg:y="11.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201cm" svg:y="11.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074cm" svg:y="11.2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201cm" svg:y="11.2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328cm" svg:y="11.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455cm" svg:y="11.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328cm" svg:y="11.2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455cm" svg:y="11.2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582cm" svg:y="10.8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709cm" svg:y="10.8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1.582cm" svg:y="10.9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1.709cm" svg:y="10.9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836cm" svg:y="10.8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963cm" svg:y="10.8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836cm" svg:y="10.9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963cm" svg:y="10.9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582cm" svg:y="11.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11.709cm" svg:y="11.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127cm" svg:height="0.127cm" svg:x="11.582cm" svg:y="11.2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709cm" svg:y="11.2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1.836cm" svg:y="11.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963cm" svg:y="11.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1.836cm" svg:y="11.2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963cm" svg:y="11.2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566cm" svg:y="11.3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693cm" svg:y="11.3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566cm" svg:y="11.5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693cm" svg:y="11.5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0.82cm" svg:y="11.3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0.947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0.82cm" svg:y="11.5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0.947cm" svg:y="11.5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566cm" svg:y="11.6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693cm" svg:y="11.6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566cm" svg:y="11.7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693cm" svg:y="11.7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0.82cm" svg:y="11.6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0.947cm" svg:y="11.6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0.82cm" svg:y="11.7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0.947cm" svg:y="11.7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11.074cm" svg:y="11.3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11.201cm" svg:y="11.3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11.074cm" svg:y="11.5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127cm" svg:height="0.127cm" svg:x="11.201cm" svg:y="11.5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11.328cm" svg:y="11.3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11.455cm" svg:y="11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127cm" svg:height="0.127cm" svg:x="11.328cm" svg:y="11.5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11.455cm" svg:y="11.5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11.074cm" svg:y="11.6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127cm" svg:height="0.127cm" svg:x="11.201cm" svg:y="11.6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11.074cm" svg:y="11.7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11.201cm" svg:y="11.7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127cm" svg:height="0.127cm" svg:x="11.328cm" svg:y="11.6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11.455cm" svg:y="11.6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127cm" svg:height="0.127cm" svg:x="11.328cm" svg:y="11.7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11.455cm" svg:y="11.7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58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709cm" svg:y="11.3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582cm" svg:y="11.5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709cm" svg:y="11.5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1.836cm" svg:y="11.3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963cm" svg:y="11.3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1.836cm" svg:y="11.5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963cm" svg:y="11.5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582cm" svg:y="11.6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709cm" svg:y="11.6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582cm" svg:y="11.7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709cm" svg:y="11.7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1.836cm" svg:y="11.6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963cm" svg:y="11.6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1.836cm" svg:y="11.7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963cm" svg:y="11.7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566cm" svg:y="11.8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693cm" svg:y="11.8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566cm" svg:y="12.0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693cm" svg:y="12.0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0.82cm" svg:y="11.8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127cm" svg:height="0.127cm" svg:x="10.947cm" svg:y="11.8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10.82cm" svg:y="12.0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0.947cm" svg:y="12.0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566cm" svg:y="12.1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693cm" svg:y="12.1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566cm" svg:y="12.2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693cm" svg:y="12.2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82cm" svg:y="12.1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947cm" svg:y="12.1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82cm" svg:y="12.2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947cm" svg:y="12.2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074cm" svg:y="11.8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201cm" svg:y="11.8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074cm" svg:y="12.0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201cm" svg:y="12.0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328cm" svg:y="11.8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455cm" svg:y="11.8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328cm" svg:y="12.0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455cm" svg:y="12.0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1.074cm" svg:y="12.1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1.201cm" svg:y="12.1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074cm" svg:y="12.2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201cm" svg:y="12.2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1.328cm" svg:y="12.1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1.455cm" svg:y="12.1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328cm" svg:y="12.2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455cm" svg:y="12.2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127cm" svg:height="0.127cm" svg:x="11.582cm" svg:y="11.8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709cm" svg:y="11.8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582cm" svg:y="12.0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11.709cm" svg:y="12.0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1.836cm" svg:y="11.8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963cm" svg:y="11.8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1.836cm" svg:y="12.0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963cm" svg:y="12.0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1.582cm" svg:y="12.1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1.709cm" svg:y="12.1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582cm" svg:y="12.2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709cm" svg:y="12.2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836cm" svg:y="12.1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963cm" svg:y="12.1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836cm" svg:y="12.2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963cm" svg:y="12.26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254cm" svg:height="0.254cm" svg:x="10.827cm" svg:y="10.8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3.793cm" svg:y="12.6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3.92cm" svg:y="12.6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3.793cm" svg:y="12.7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3.92cm" svg:y="12.7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047cm" svg:y="12.6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174cm" svg:y="12.6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047cm" svg:y="12.7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174cm" svg:y="12.7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793cm" svg:y="12.8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cm" svg:y="12.8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793cm" svg:y="12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cm" svg:y="12.9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047cm" svg:y="12.8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174cm" svg:y="12.8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047cm" svg:y="12.9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174cm" svg:y="12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1cm" svg:y="12.6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428cm" svg:y="12.6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1cm" svg:y="12.7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428cm" svg:y="12.7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5cm" svg:y="12.6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682cm" svg:y="12.6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5cm" svg:y="12.7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682cm" svg:y="12.7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301cm" svg:y="12.85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428cm" svg:y="12.85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301cm" svg:y="12.9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428cm" svg:y="12.9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555cm" svg:y="12.85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682cm" svg:y="12.85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555cm" svg:y="12.9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682cm" svg:y="12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809cm" svg:y="12.6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6cm" svg:y="12.6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809cm" svg:y="12.7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6cm" svg:y="12.7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063cm" svg:y="12.6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19cm" svg:y="12.6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063cm" svg:y="12.7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19cm" svg:y="12.7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809cm" svg:y="12.8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936cm" svg:y="12.8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809cm" svg:y="12.9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936cm" svg:y="12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063cm" svg:y="12.8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cm" svg:y="12.8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063cm" svg:y="12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cm" svg:y="12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793cm" svg:y="13.1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cm" svg:y="13.1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793cm" svg:y="13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cm" svg:y="13.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047cm" svg:y="13.1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174cm" svg:y="13.1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047cm" svg:y="13.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174cm" svg:y="13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793cm" svg:y="13.3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cm" svg:y="13.3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793cm" svg:y="13.4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cm" svg:y="13.4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047cm" svg:y="13.36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174cm" svg:y="13.36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047cm" svg:y="13.4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174cm" svg:y="13.4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301cm" svg:y="13.1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428cm" svg:y="13.1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301cm" svg:y="13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428cm" svg:y="13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555cm" svg:y="13.1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682cm" svg:y="13.1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555cm" svg:y="13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682cm" svg:y="13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301cm" svg:y="13.3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428cm" svg:y="13.3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301cm" svg:y="13.4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428cm" svg:y="13.4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555cm" svg:y="13.3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682cm" svg:y="13.3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555cm" svg:y="13.4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682cm" svg:y="13.4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809cm" svg:y="13.1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936cm" svg:y="13.1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809cm" svg:y="13.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936cm" svg:y="13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063cm" svg:y="13.1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cm" svg:y="13.1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063cm" svg:y="13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cm" svg:y="13.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809cm" svg:y="13.36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936cm" svg:y="13.36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809cm" svg:y="13.4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936cm" svg:y="13.4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063cm" svg:y="13.3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cm" svg:y="13.3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063cm" svg:y="13.4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cm" svg:y="13.4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793cm" svg:y="13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cm" svg:y="13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793cm" svg:y="13.7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cm" svg:y="13.7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047cm" svg:y="13.6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174cm" svg:y="13.6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047cm" svg:y="13.7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174cm" svg:y="13.7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3.793cm" svg:y="13.8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3.92cm" svg:y="13.8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3.793cm" svg:y="14.0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3.92cm" svg:y="14.0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047cm" svg:y="13.8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174cm" svg:y="13.8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047cm" svg:y="14.0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174cm" svg:y="14.0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301cm" svg:y="13.62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428cm" svg:y="13.62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301cm" svg:y="13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428cm" svg:y="13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555cm" svg:y="13.62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682cm" svg:y="13.62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555cm" svg:y="13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4.682cm" svg:y="13.7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1cm" svg:y="13.8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428cm" svg:y="13.8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1cm" svg:y="14.0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428cm" svg:y="14.0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5cm" svg:y="13.8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682cm" svg:y="13.8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5cm" svg:y="14.0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682cm" svg:y="14.0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809cm" svg:y="13.6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936cm" svg:y="13.6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809cm" svg:y="13.7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936cm" svg:y="13.7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063cm" svg:y="13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cm" svg:y="13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063cm" svg:y="13.7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cm" svg:y="13.7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809cm" svg:y="13.8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6cm" svg:y="13.8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809cm" svg:y="14.0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6cm" svg:y="14.0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063cm" svg:y="13.8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19cm" svg:y="13.8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063cm" svg:y="14.0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19cm" svg:y="14.0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492cm" svg:y="12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619cm" svg:y="12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492cm" svg:y="12.7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619cm" svg:y="12.7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746cm" svg:y="12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873cm" svg:y="12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746cm" svg:y="12.7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873cm" svg:y="12.7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492cm" svg:y="12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619cm" svg:y="12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492cm" svg:y="12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619cm" svg:y="12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746cm" svg:y="12.85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873cm" svg:y="12.85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746cm" svg:y="12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873cm" svg:y="12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cm" svg:y="12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127cm" svg:y="12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cm" svg:y="12.7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127cm" svg:y="12.7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254cm" svg:y="12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381cm" svg:y="12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254cm" svg:y="12.7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381cm" svg:y="12.7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cm" svg:y="12.8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127cm" svg:y="12.8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cm" svg:y="12.9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127cm" svg:y="12.9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254cm" svg:y="12.8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381cm" svg:y="12.8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254cm" svg:y="12.9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381cm" svg:y="12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508cm" svg:y="12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635cm" svg:y="12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508cm" svg:y="12.7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635cm" svg:y="12.7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762cm" svg:y="12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889cm" svg:y="12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762cm" svg:y="12.7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889cm" svg:y="12.7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508cm" svg:y="12.85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635cm" svg:y="12.85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508cm" svg:y="12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635cm" svg:y="12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762cm" svg:y="12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889cm" svg:y="12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762cm" svg:y="12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889cm" svg:y="12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492cm" svg:y="13.1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619cm" svg:y="13.1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492cm" svg:y="13.2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619cm" svg:y="13.23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5.746cm" svg:y="13.1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5.873cm" svg:y="13.1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5.746cm" svg:y="13.23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5.873cm" svg:y="13.2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492cm" svg:y="13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619cm" svg:y="13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492cm" svg:y="13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619cm" svg:y="13.49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5.746cm" svg:y="13.3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5.873cm" svg:y="13.3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5.746cm" svg:y="13.49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5.873cm" svg:y="13.4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6cm" svg:y="13.1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6.127cm" svg:y="13.1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6cm" svg:y="13.23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6.127cm" svg:y="13.23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6.254cm" svg:y="13.1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6.381cm" svg:y="13.1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6.254cm" svg:y="13.23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6.381cm" svg:y="13.23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6cm" svg:y="13.3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6.127cm" svg:y="13.3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6cm" svg:y="13.4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6.127cm" svg:y="13.4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6.254cm" svg:y="13.3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6.381cm" svg:y="13.3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6.254cm" svg:y="13.4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6.381cm" svg:y="13.49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508cm" svg:y="13.1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635cm" svg:y="13.1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508cm" svg:y="13.23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635cm" svg:y="13.2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762cm" svg:y="13.1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889cm" svg:y="13.1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762cm" svg:y="13.2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889cm" svg:y="13.23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508cm" svg:y="13.3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635cm" svg:y="13.3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508cm" svg:y="13.49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635cm" svg:y="13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762cm" svg:y="13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889cm" svg:y="13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762cm" svg:y="13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889cm" svg:y="13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492cm" svg:y="13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619cm" svg:y="13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492cm" svg:y="13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619cm" svg:y="13.7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746cm" svg:y="13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873cm" svg:y="13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746cm" svg:y="13.7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873cm" svg:y="13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492cm" svg:y="13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619cm" svg:y="13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492cm" svg:y="14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5.619cm" svg:y="14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746cm" svg:y="13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873cm" svg:y="13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746cm" svg:y="14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873cm" svg:y="14.0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cm" svg:y="13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127cm" svg:y="13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cm" svg:y="13.7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127cm" svg:y="13.7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254cm" svg:y="13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381cm" svg:y="13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254cm" svg:y="13.7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6.381cm" svg:y="13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cm" svg:y="13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127cm" svg:y="13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cm" svg:y="14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127cm" svg:y="14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254cm" svg:y="13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381cm" svg:y="13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254cm" svg:y="14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381cm" svg:y="14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508cm" svg:y="13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635cm" svg:y="13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508cm" svg:y="13.7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635cm" svg:y="13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762cm" svg:y="13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889cm" svg:y="13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762cm" svg:y="13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889cm" svg:y="13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508cm" svg:y="13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635cm" svg:y="13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508cm" svg:y="14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635cm" svg:y="14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762cm" svg:y="13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889cm" svg:y="13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762cm" svg:y="14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6.889cm" svg:y="14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508cm" svg:height="0.508cm" svg:x="5.481cm" svg:y="12.5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179cm" svg:y="12.5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06cm" svg:y="12.5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179cm" svg:y="12.7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06cm" svg:y="12.7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33cm" svg:y="12.5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56cm" svg:y="12.5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33cm" svg:y="12.7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56cm" svg:y="12.7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179cm" svg:y="12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06cm" svg:y="12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179cm" svg:y="12.9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06cm" svg:y="12.9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33cm" svg:y="12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56cm" svg:y="12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33cm" svg:y="12.9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56cm" svg:y="12.9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87cm" svg:y="12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814cm" svg:y="12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87cm" svg:y="12.7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814cm" svg:y="12.7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941cm" svg:y="12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068cm" svg:y="12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941cm" svg:y="12.7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068cm" svg:y="12.7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687cm" svg:y="12.8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814cm" svg:y="12.8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687cm" svg:y="12.9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814cm" svg:y="12.9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941cm" svg:y="12.8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8.068cm" svg:y="12.8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941cm" svg:y="12.9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8.068cm" svg:y="12.9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195cm" svg:y="12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322cm" svg:y="12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195cm" svg:y="12.7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322cm" svg:y="12.7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449cm" svg:y="12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576cm" svg:y="12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449cm" svg:y="12.7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576cm" svg:y="12.7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195cm" svg:y="12.8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322cm" svg:y="12.8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195cm" svg:y="12.9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322cm" svg:y="12.9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449cm" svg:y="12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576cm" svg:y="12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449cm" svg:y="12.9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576cm" svg:y="12.9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179cm" svg:y="13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06cm" svg:y="13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179cm" svg:y="13.2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06cm" svg:y="13.2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433cm" svg:y="13.0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56cm" svg:y="13.0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433cm" svg:y="13.2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56cm" svg:y="13.2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179cm" svg:y="13.3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06cm" svg:y="13.3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179cm" svg:y="13.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06cm" svg:y="13.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433cm" svg:y="13.3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56cm" svg:y="13.3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433cm" svg:y="13.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56cm" svg:y="13.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7.687cm" svg:y="13.0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7.814cm" svg:y="13.0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7.687cm" svg:y="13.2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7.814cm" svg:y="13.2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7.941cm" svg:y="13.0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8.068cm" svg:y="13.0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7.941cm" svg:y="13.2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8.068cm" svg:y="13.2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7.687cm" svg:y="13.3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7.814cm" svg:y="13.3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7.687cm" svg:y="13.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7.814cm" svg:y="13.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7.941cm" svg:y="13.3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8.068cm" svg:y="13.3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7.941cm" svg:y="13.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8.068cm" svg:y="13.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8.195cm" svg:y="13.0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8.322cm" svg:y="13.0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8.195cm" svg:y="13.2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8.322cm" svg:y="13.2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449cm" svg:y="13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576cm" svg:y="13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449cm" svg:y="13.2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576cm" svg:y="13.2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8.195cm" svg:y="13.3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8.322cm" svg:y="13.3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8.195cm" svg:y="13.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8.322cm" svg:y="13.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449cm" svg:y="13.3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576cm" svg:y="13.3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449cm" svg:y="13.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576cm" svg:y="13.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179cm" svg:y="13.6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06cm" svg:y="13.6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179cm" svg:y="13.7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06cm" svg:y="13.7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433cm" svg:y="13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56cm" svg:y="13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433cm" svg:y="13.7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56cm" svg:y="13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179cm" svg:y="13.8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306cm" svg:y="13.8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179cm" svg:y="13.9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7.306cm" svg:y="13.9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433cm" svg:y="13.8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56cm" svg:y="13.8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433cm" svg:y="13.9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56cm" svg:y="13.9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687cm" svg:y="13.6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814cm" svg:y="13.6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687cm" svg:y="13.7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814cm" svg:y="13.7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941cm" svg:y="13.6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8.068cm" svg:y="13.6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7.941cm" svg:y="13.7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8.068cm" svg:y="13.7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87cm" svg:y="13.8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814cm" svg:y="13.8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87cm" svg:y="13.9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814cm" svg:y="13.9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941cm" svg:y="13.8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068cm" svg:y="13.8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941cm" svg:y="13.9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068cm" svg:y="13.9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195cm" svg:y="13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322cm" svg:y="13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195cm" svg:y="13.7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322cm" svg:y="13.7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449cm" svg:y="13.6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576cm" svg:y="13.6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449cm" svg:y="13.7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576cm" svg:y="13.7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195cm" svg:y="13.8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322cm" svg:y="13.8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195cm" svg:y="13.9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322cm" svg:y="13.9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449cm" svg:y="13.8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576cm" svg:y="13.8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449cm" svg:y="13.9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576cm" svg:y="13.9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508cm" svg:height="0.508cm" svg:x="7.168cm" svg:y="12.5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866cm" svg:y="12.5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993cm" svg:y="12.5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866cm" svg:y="12.7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993cm" svg:y="12.7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9.12cm" svg:y="12.5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9.247cm" svg:y="12.5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9.12cm" svg:y="12.7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9.247cm" svg:y="12.7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866cm" svg:y="12.8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993cm" svg:y="12.8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866cm" svg:y="12.9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993cm" svg:y="12.9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9.12cm" svg:y="12.8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9.247cm" svg:y="12.8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9.12cm" svg:y="12.9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9.247cm" svg:y="1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9.374cm" svg:y="12.5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9.501cm" svg:y="12.5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9.374cm" svg:y="12.7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9.501cm" svg:y="12.7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9.628cm" svg:y="12.5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9.755cm" svg:y="12.5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9.628cm" svg:y="12.7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9.755cm" svg:y="12.7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374cm" svg:y="12.8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501cm" svg:y="12.8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374cm" svg:y="12.95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501cm" svg:y="12.95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628cm" svg:y="12.8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755cm" svg:y="12.8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628cm" svg:y="12.95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755cm" svg:y="1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9.882cm" svg:y="12.5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009cm" svg:y="12.5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9.882cm" svg:y="12.7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009cm" svg:y="12.7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136cm" svg:y="12.5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263cm" svg:y="12.5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136cm" svg:y="12.7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263cm" svg:y="12.7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9.882cm" svg:y="12.8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0.009cm" svg:y="12.8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9.882cm" svg:y="12.9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0.009cm" svg:y="1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136cm" svg:y="12.8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263cm" svg:y="12.8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136cm" svg:y="1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263cm" svg:y="1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866cm" svg:y="13.0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993cm" svg:y="13.0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866cm" svg:y="13.2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993cm" svg:y="13.2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12cm" svg:y="13.0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247cm" svg:y="13.0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12cm" svg:y="13.2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247cm" svg:y="13.2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866cm" svg:y="13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993cm" svg:y="13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866cm" svg:y="13.4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993cm" svg:y="13.46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12cm" svg:y="13.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247cm" svg:y="13.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12cm" svg:y="13.46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247cm" svg:y="13.4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9.374cm" svg:y="13.0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9.501cm" svg:y="13.0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9.374cm" svg:y="13.2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9.501cm" svg:y="13.2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9.628cm" svg:y="13.0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9.755cm" svg:y="13.0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9.628cm" svg:y="13.2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9.755cm" svg:y="13.2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9.374cm" svg:y="13.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9.501cm" svg:y="13.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9.374cm" svg:y="13.4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9.501cm" svg:y="13.4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9.628cm" svg:y="13.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9.755cm" svg:y="13.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9.628cm" svg:y="13.4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9.755cm" svg:y="13.46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882cm" svg:y="13.0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0.009cm" svg:y="13.0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882cm" svg:y="13.2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0.009cm" svg:y="13.2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136cm" svg:y="13.0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263cm" svg:y="13.0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136cm" svg:y="13.2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263cm" svg:y="13.2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882cm" svg:y="13.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0.009cm" svg:y="13.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882cm" svg:y="13.46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0.009cm" svg:y="13.4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136cm" svg:y="13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263cm" svg:y="13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136cm" svg:y="13.4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263cm" svg:y="13.4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866cm" svg:y="13.5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993cm" svg:y="13.5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866cm" svg:y="13.7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993cm" svg:y="13.7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9.12cm" svg:y="13.5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9.247cm" svg:y="13.5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9.12cm" svg:y="13.7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9.247cm" svg:y="13.7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866cm" svg:y="13.8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993cm" svg:y="13.8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866cm" svg:y="13.9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8.993cm" svg:y="13.9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9.12cm" svg:y="13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9.247cm" svg:y="13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9.12cm" svg:y="13.9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9.247cm" svg:y="13.9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374cm" svg:y="1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501cm" svg:y="1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374cm" svg:y="13.72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501cm" svg:y="13.72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628cm" svg:y="1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755cm" svg:y="1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628cm" svg:y="13.72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9.755cm" svg:y="13.7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9.374cm" svg:y="13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9.501cm" svg:y="13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9.374cm" svg:y="13.9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9.501cm" svg:y="13.9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9.628cm" svg:y="13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9.755cm" svg:y="13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9.628cm" svg:y="13.9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9.755cm" svg:y="13.9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9.882cm" svg:y="13.5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0.009cm" svg:y="13.5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9.882cm" svg:y="13.7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0.009cm" svg:y="13.7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136cm" svg:y="13.5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263cm" svg:y="13.5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136cm" svg:y="13.7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263cm" svg:y="13.7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9.882cm" svg:y="13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009cm" svg:y="13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9.882cm" svg:y="13.9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009cm" svg:y="13.9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136cm" svg:y="13.8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263cm" svg:y="13.8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136cm" svg:y="13.9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263cm" svg:y="13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508cm" svg:height="0.508cm" svg:x="9.369cm" svg:y="12.5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565cm" svg:y="12.5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692cm" svg:y="12.5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565cm" svg:y="12.6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692cm" svg:y="12.6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819cm" svg:y="12.5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946cm" svg:y="12.5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819cm" svg:y="12.6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946cm" svg:y="12.6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565cm" svg:y="12.8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692cm" svg:y="12.8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565cm" svg:y="12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692cm" svg:y="12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819cm" svg:y="12.8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946cm" svg:y="12.8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819cm" svg:y="12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10.946cm" svg:y="12.9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073cm" svg:y="12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2cm" svg:y="12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073cm" svg:y="12.6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2cm" svg:y="12.6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327cm" svg:y="12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454cm" svg:y="12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327cm" svg:y="12.6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454cm" svg:y="12.6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073cm" svg:y="12.8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2cm" svg:y="12.8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073cm" svg:y="12.9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2cm" svg:y="12.9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327cm" svg:y="12.8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454cm" svg:y="12.8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327cm" svg:y="12.9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454cm" svg:y="12.9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581cm" svg:y="12.5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708cm" svg:y="12.5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581cm" svg:y="12.6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708cm" svg:y="12.6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835cm" svg:y="12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962cm" svg:y="12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835cm" svg:y="12.6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962cm" svg:y="12.6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581cm" svg:y="12.8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708cm" svg:y="12.8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581cm" svg:y="12.9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708cm" svg:y="12.9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835cm" svg:y="12.8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962cm" svg:y="12.8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835cm" svg:y="12.9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962cm" svg:y="12.9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565cm" svg:y="13.0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692cm" svg:y="13.0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565cm" svg:y="1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692cm" svg:y="13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0.819cm" svg:y="13.0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0.946cm" svg:y="13.0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0.819cm" svg:y="13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0.946cm" svg:y="1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565cm" svg:y="13.3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692cm" svg:y="13.3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565cm" svg:y="13.4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692cm" svg:y="13.4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0.819cm" svg:y="13.3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0.946cm" svg:y="13.3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0.819cm" svg:y="13.4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0.946cm" svg:y="13.4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11.073cm" svg:y="13.0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11.2cm" svg:y="13.0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11.073cm" svg:y="13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11.2cm" svg:y="13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11.327cm" svg:y="13.0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11.454cm" svg:y="13.0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11.327cm" svg:y="13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11.454cm" svg:y="13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11.073cm" svg:y="13.3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11.2cm" svg:y="13.3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11.073cm" svg:y="13.4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11.2cm" svg:y="13.4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11.327cm" svg:y="13.3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11.454cm" svg:y="13.3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11.327cm" svg:y="13.4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11.454cm" svg:y="13.4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581cm" svg:y="13.0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708cm" svg:y="13.0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581cm" svg:y="13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708cm" svg:y="1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835cm" svg:y="13.0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962cm" svg:y="13.0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835cm" svg:y="1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962cm" svg:y="13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581cm" svg:y="13.3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708cm" svg:y="13.3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581cm" svg:y="13.4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708cm" svg:y="13.4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835cm" svg:y="13.3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962cm" svg:y="13.3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835cm" svg:y="13.4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962cm" svg:y="13.4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565cm" svg:y="13.5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692cm" svg:y="13.5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565cm" svg:y="13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692cm" svg:y="13.7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0.819cm" svg:y="13.5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0.946cm" svg:y="13.5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0.819cm" svg:y="13.7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0.946cm" svg:y="13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565cm" svg:y="13.8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692cm" svg:y="13.8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565cm" svg:y="1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0.692cm" svg:y="13.9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819cm" svg:y="13.8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946cm" svg:y="13.8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819cm" svg:y="13.9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946cm" svg:y="13.9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073cm" svg:y="13.5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2cm" svg:y="13.5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073cm" svg:y="13.7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2cm" svg:y="13.7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327cm" svg:y="13.5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454cm" svg:y="13.5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327cm" svg:y="13.7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127cm" svg:height="0.127cm" svg:x="11.454cm" svg:y="13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073cm" svg:y="13.8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2cm" svg:y="13.8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073cm" svg:y="13.9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2cm" svg:y="13.9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327cm" svg:y="13.8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454cm" svg:y="13.8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327cm" svg:y="13.9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454cm" svg:y="13.9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581cm" svg:y="13.5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708cm" svg:y="13.5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581cm" svg:y="13.7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1.708cm" svg:y="13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835cm" svg:y="13.5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962cm" svg:y="13.5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835cm" svg:y="13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962cm" svg:y="13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581cm" svg:y="13.8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708cm" svg:y="13.8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581cm" svg:y="13.9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1.708cm" svg:y="1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835cm" svg:y="13.8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962cm" svg:y="13.8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835cm" svg:y="1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127cm" svg:x="11.962cm" svg:y="13.9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508cm" svg:height="0.508cm" svg:x="11.068cm" svg:y="1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2cm" svg:y="14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19cm" svg:y="14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2cm" svg:y="14.4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19cm" svg:y="14.4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6cm" svg:y="14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3cm" svg:y="14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6cm" svg:y="14.4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3cm" svg:y="14.4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2cm" svg:y="14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19cm" svg:y="14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2cm" svg:y="14.6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19cm" svg:y="14.6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6cm" svg:y="14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3cm" svg:y="14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6cm" svg:y="14.6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3cm" svg:y="14.6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3cm" svg:y="14.3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427cm" svg:y="14.3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3cm" svg:y="14.4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427cm" svg:y="14.4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554cm" svg:y="14.3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681cm" svg:y="14.3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554cm" svg:y="14.4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681cm" svg:y="14.4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3cm" svg:y="14.55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427cm" svg:y="14.55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3cm" svg:y="14.6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427cm" svg:y="14.6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554cm" svg:y="14.55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681cm" svg:y="14.55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554cm" svg:y="14.6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681cm" svg:y="14.6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08cm" svg:y="14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5cm" svg:y="14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08cm" svg:y="14.4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5cm" svg:y="14.4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2cm" svg:y="14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189cm" svg:y="14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2cm" svg:y="14.4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189cm" svg:y="14.4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08cm" svg:y="14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5cm" svg:y="14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08cm" svg:y="14.6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5cm" svg:y="14.6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2cm" svg:y="14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189cm" svg:y="14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2cm" svg:y="14.6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189cm" svg:y="14.6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3.792cm" svg:y="14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3.919cm" svg:y="14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3.792cm" svg:y="14.9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3.919cm" svg:y="14.9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046cm" svg:y="14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173cm" svg:y="14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046cm" svg:y="14.9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173cm" svg:y="14.9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3.792cm" svg:y="15.0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3.919cm" svg:y="15.0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3.792cm" svg:y="15.1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3.919cm" svg:y="15.1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046cm" svg:y="15.0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173cm" svg:y="15.0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046cm" svg:y="15.1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173cm" svg:y="15.1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3cm" svg:y="14.8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427cm" svg:y="14.8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3cm" svg:y="14.93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427cm" svg:y="14.93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554cm" svg:y="14.8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681cm" svg:y="14.8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554cm" svg:y="14.93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681cm" svg:y="14.93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3cm" svg:y="15.0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427cm" svg:y="15.0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3cm" svg:y="15.1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427cm" svg:y="15.1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554cm" svg:y="15.0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681cm" svg:y="15.0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554cm" svg:y="15.1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27cm" svg:height="0.127cm" svg:x="4.681cm" svg:y="15.1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808cm" svg:y="14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935cm" svg:y="14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808cm" svg:y="14.9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935cm" svg:y="14.9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062cm" svg:y="14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189cm" svg:y="14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062cm" svg:y="14.9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189cm" svg:y="14.9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808cm" svg:y="15.0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935cm" svg:y="15.0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808cm" svg:y="15.1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935cm" svg:y="15.1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062cm" svg:y="15.0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189cm" svg:y="15.0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062cm" svg:y="15.1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189cm" svg:y="15.1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2cm" svg:y="15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19cm" svg:y="15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2cm" svg:y="15.4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19cm" svg:y="15.4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6cm" svg:y="15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3cm" svg:y="15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6cm" svg:y="15.4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3cm" svg:y="15.4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2cm" svg:y="15.5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19cm" svg:y="15.5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2cm" svg:y="15.7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19cm" svg:y="15.7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6cm" svg:y="15.5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3cm" svg:y="15.5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6cm" svg:y="15.7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3cm" svg:y="15.7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3cm" svg:y="15.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427cm" svg:y="15.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3cm" svg:y="15.4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427cm" svg:y="15.4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554cm" svg:y="15.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681cm" svg:y="15.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554cm" svg:y="15.4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681cm" svg:y="15.4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3cm" svg:y="15.5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427cm" svg:y="15.5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3cm" svg:y="15.7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427cm" svg:y="15.7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554cm" svg:y="15.5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681cm" svg:y="15.5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554cm" svg:y="15.7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681cm" svg:y="15.7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08cm" svg:y="15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5cm" svg:y="15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08cm" svg:y="15.4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5cm" svg:y="15.4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2cm" svg:y="15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189cm" svg:y="15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2cm" svg:y="15.4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189cm" svg:y="15.4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08cm" svg:y="15.5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5cm" svg:y="15.5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08cm" svg:y="15.7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5cm" svg:y="15.7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2cm" svg:y="15.5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189cm" svg:y="15.5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2cm" svg:y="15.7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189cm" svg:y="15.70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11T18:18:26.981112029</meta:creation-date>
    <dc:date>2019-11-12T12:20:43.464062926</dc:date>
    <meta:editing-duration>PT16H19M4S</meta:editing-duration>
    <meta:editing-cycles>1</meta:editing-cycles>
    <meta:document-statistic meta:object-count="1592"/>
    <meta:generator>LibreOffice/6.3.2.2$Linux_X86_64 LibreOffice_project/30$Build-2</meta:generator>
  </office:meta>
</office:document-meta>
</file>